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700000352DBE9AEA89B10562E.png" manifest:media-type="image/png"/>
  <manifest:file-entry manifest:full-path="Pictures/100000010000020000000200CFE25D3F437F8C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9.101cm" svg:height="9.101cm" svg:x="17.569cm" svg:y="3.685cm">
          <draw:image xlink:href="Pictures/100000010000020000000200CFE25D3F437F8C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mänenmodell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6.137cm" svg:height="15.749cm" svg:x="2.54cm" svg:y="-0.509cm">
          <draw:image xlink:href="Pictures/100000000000036700000352DBE9AEA89B105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ignmodel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-Case Model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Movement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U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rukture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9T14:23:25.358284861</meta:creation-date>
    <meta:generator>LibreOffice/7.3.7.2$Linux_X86_64 LibreOffice_project/30$Build-2</meta:generator>
    <dc:date>2025-06-29T14:31:37.570062409</dc:date>
    <meta:editing-duration>PT5M56S</meta:editing-duration>
    <meta:editing-cycles>1</meta:editing-cycles>
    <meta:document-statistic meta:object-count="59"/>
  </office:meta>
</office:document-meta>
</file>